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08cm" svg:height="2.159cm" svg:x="7.35cm" svg:y="3.413cm">
          <text:p text:style-name="P1">Peop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191cm" svg:height="1.778cm" svg:x="2.016cm" svg:y="10.779cm">
          <text:p text:style-name="P1">M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064cm" svg:height="2.032cm" svg:x="8.112cm" svg:y="10.779cm">
          <text:p text:style-name="P1">Fem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72cm" svg:height="1.651cm" svg:x="13.954cm" svg:y="11.033cm">
          <text:p text:style-name="P1">Par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13cm" svg:height="2.413cm" svg:x="2.778cm" svg:y="7.731cm">
          <text:p text:style-name="P1">IS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2.413cm" svg:height="2.413cm" svg:x="8.62cm" svg:y="7.604cm">
          <text:p text:style-name="P1">IS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7" draw:id="id7" draw:layer="layout" svg:width="2.413cm" svg:height="2.413cm" svg:x="14.716cm" svg:y="7.604cm">
          <text:p text:style-name="P1">IS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4.111cm" svg:y1="10.779cm" svg:x2="3.985cm" svg:y2="10.144cm" draw:start-shape="id1" draw:start-glue-point="0" draw:end-shape="id2" draw:end-glue-point="7" svg:d="M4111 10779l-126-635" svg:viewBox="0 0 127 636">
          <text:p/>
        </draw:connector>
        <draw:connector draw:style-name="gr2" draw:text-style-name="P1" draw:layer="layout" draw:type="line" svg:x1="3.985cm" svg:y1="7.731cm" svg:x2="7.35cm" svg:y2="4.492cm" draw:start-shape="id2" draw:start-glue-point="4" draw:end-shape="id3" draw:end-glue-point="3" svg:d="M3985 7731l3365-3239" svg:viewBox="0 0 3366 3240">
          <text:p/>
        </draw:connector>
        <draw:connector draw:style-name="gr2" draw:text-style-name="P1" draw:layer="layout" draw:type="line" svg:x1="9.827cm" svg:y1="7.604cm" svg:x2="9.89cm" svg:y2="5.572cm" draw:start-shape="id4" draw:start-glue-point="4" draw:end-shape="id3" svg:d="M9827 7604l63-2032" svg:viewBox="0 0 64 2033">
          <text:p/>
        </draw:connector>
        <draw:connector draw:style-name="gr2" draw:text-style-name="P1" draw:layer="layout" draw:type="line" svg:x1="10.144cm" svg:y1="10.779cm" svg:x2="9.827cm" svg:y2="10.017cm" draw:start-shape="id5" draw:start-glue-point="0" draw:end-shape="id4" draw:end-glue-point="7" svg:d="M10144 10779l-317-762" svg:viewBox="0 0 318 763">
          <text:p/>
        </draw:connector>
        <draw:connector draw:style-name="gr2" draw:text-style-name="P1" draw:layer="layout" draw:type="line" svg:x1="16.24cm" svg:y1="11.033cm" svg:x2="15.923cm" svg:y2="10.017cm" draw:start-shape="id6" draw:start-glue-point="0" draw:end-shape="id7" draw:end-glue-point="7" svg:d="M16240 11033l-317-1016" svg:viewBox="0 0 318 1017">
          <text:p/>
        </draw:connector>
        <draw:connector draw:style-name="gr2" draw:text-style-name="P1" draw:layer="layout" draw:type="line" svg:x1="15.923cm" svg:y1="7.604cm" svg:x2="12.43cm" svg:y2="4.492cm" draw:start-shape="id7" draw:start-glue-point="4" draw:end-shape="id3" draw:end-glue-point="1" svg:d="M15923 7604l-3493-3112" svg:viewBox="0 0 3494 3113">
          <text:p/>
        </draw:connector>
        <draw:custom-shape draw:style-name="gr1" draw:text-style-name="P1" xml:id="id8" draw:id="id8" draw:layer="layout" svg:width="3.81cm" svg:height="3.81cm" svg:x="7.604cm" svg:y="14.843cm">
          <text:p text:style-name="P1">Mother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7.604cm" svg:y1="16.748cm" svg:x2="10.144cm" svg:y2="12.811cm" draw:start-shape="id8" draw:start-glue-point="5" draw:end-shape="id5" draw:end-glue-point="2" svg:d="M7604 16748c-751 0-627-1461 196-2064s2344-349 2344-1873" svg:viewBox="0 0 3039 3938">
          <text:p/>
        </draw:connector>
        <draw:custom-shape draw:style-name="gr1" draw:text-style-name="P1" xml:id="id9" draw:id="id9" draw:layer="layout" svg:width="3.937cm" svg:height="3.048cm" svg:x="2.143cm" svg:y="14.843cm">
          <text:p text:style-name="P1">Father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6.08cm" svg:y1="16.367cm" svg:x2="7.35cm" svg:y2="4.492cm" draw:start-shape="id9" draw:start-glue-point="7" draw:end-shape="id3" draw:end-glue-point="3" svg:d="M6080 16367c952 0 318-11875 1270-11875" svg:viewBox="0 0 1271 11876">
          <text:p/>
        </draw:connector>
        <draw:connector draw:style-name="gr3" draw:text-style-name="P1" draw:layer="layout" draw:type="curve" svg:x1="2.143cm" svg:y1="16.367cm" svg:x2="4.111cm" svg:y2="12.557cm" draw:start-shape="id9" draw:start-glue-point="5" draw:end-shape="id1" draw:end-glue-point="2" svg:d="M2143 16367c-753 0-628-1334 52-1858s1916-238 1916-1952" svg:viewBox="0 0 2482 3811">
          <text:p/>
        </draw:connector>
        <draw:connector draw:style-name="gr2" draw:text-style-name="P1" draw:layer="layout" draw:type="curve" svg:x1="11.414cm" svg:y1="16.748cm" svg:x2="12.43cm" svg:y2="4.492cm" draw:start-shape="id8" draw:start-glue-point="7" draw:end-shape="id3" svg:d="M11414 16748c2275 0 1767-12256 1016-12256" svg:viewBox="0 0 1652 12257">
          <text:p/>
        </draw:connector>
        <draw:custom-shape draw:style-name="gr1" draw:text-style-name="P1" xml:id="id10" draw:id="id10" draw:layer="layout" svg:width="4.318cm" svg:height="3.556cm" svg:x="14.716cm" svg:y="14.462cm">
          <text:p text:style-name="P1">Parent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16.875cm" svg:y1="14.462cm" svg:x2="16.24cm" svg:y2="12.684cm" draw:start-shape="id10" draw:start-glue-point="4" draw:end-shape="id6" draw:end-glue-point="2" svg:d="M16875 14462c0-1333-635-445-635-1778" svg:viewBox="0 0 636 1779">
          <text:p/>
        </draw:connector>
        <draw:connector draw:style-name="gr2" draw:text-style-name="P1" draw:layer="layout" draw:type="curve" svg:x1="19.034cm" svg:y1="16.24cm" svg:x2="12.43cm" svg:y2="4.492cm" draw:start-shape="id10" draw:start-glue-point="7" draw:end-shape="id3" svg:d="M19034 16240c753 0 4055-11748-6604-11748" svg:viewBox="0 0 7680 117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Berghmans</meta:initial-creator>
    <meta:creation-date>2014-04-28T16:32:57.604433907</meta:creation-date>
    <dc:date>2014-04-28T16:55:56.375752788</dc:date>
    <dc:creator>Brent Berghmans</dc:creator>
    <meta:editing-duration>PT7M48S</meta:editing-duration>
    <meta:editing-cycles>1</meta:editing-cycles>
    <meta:document-statistic meta:object-count="22"/>
    <meta:generator>LibreOffice/4.2.3.3$Linux_X86_64 LibreOffice_project/420m0$Build-3</meta:generator>
  </office:meta>
</office:document-meta>
</file>